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7B1900B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NA-title">
      <style:graphic-properties fo:min-height="2.629cm"/>
    </style:style>
    <style:style style:name="pr2" style:family="presentation" style:parent-style-name="DNA-outline1">
      <style:graphic-properties fo:min-height="8.885cm"/>
    </style:style>
    <style:style style:name="pr3" style:family="presentation" style:parent-style-name="DNA-notes">
      <style:graphic-properties draw:fill-color="#ffffff" fo:min-height="13.364cm"/>
    </style:style>
    <style:style style:name="pr4" style:family="presentation" style:parent-style-name="DNA-title">
      <style:graphic-properties draw:auto-grow-height="true" fo:min-height="2.629cm"/>
    </style:style>
    <style:style style:name="pr5" style:family="presentation" style:parent-style-name="DNA-title">
      <style:graphic-properties draw:auto-grow-height="true" fo:min-height="3.541cm"/>
    </style:style>
    <style:style style:name="pr6" style:family="presentation" style:parent-style-name="DNA-title">
      <style:graphic-properties draw:auto-grow-height="true" fo:min-height="5.311cm"/>
    </style:style>
    <style:style style:name="pr7" style:family="presentation" style:parent-style-name="DNA-title">
      <style:graphic-properties draw:auto-grow-height="true" fo:min-height="7.966cm"/>
    </style:style>
    <style:style style:name="P1" style:family="paragraph">
      <style:text-properties fo:language="fr" fo:country="FR"/>
    </style:style>
    <style:style style:name="P2" style:family="paragraph">
      <style:text-properties fo:font-size="20pt" fo:language="fr" fo:country="FR"/>
    </style:style>
    <style:style style:name="P3" style:family="paragraph">
      <style:paragraph-properties style:text-autospace="none"/>
    </style:style>
    <style:style style:name="P4" style:family="paragraph">
      <style:text-properties fo:font-family="Arial" style:font-style-name="Normal" style:font-family-generic="swiss" style:font-pitch="variable" fo:font-size="20pt" fo:language="fr" fo:country="FR"/>
    </style:style>
    <style:style style:name="P5" style:family="paragraph">
      <style:paragraph-properties style:text-autospace="none"/>
      <style:text-properties fo:font-family="Arial" style:font-style-name="Gras" style:font-family-generic="swiss" style:font-pitch="variable" fo:font-size="22pt" fo:language="fr" fo:country="FR" fo:font-weight="bold" style:font-size-asian="11pt" style:font-weight-asian="bold" style:font-family-complex="'Times New Roman'" style:font-family-generic-complex="roman" style:font-pitch-complex="variable" style:font-size-complex="11pt" style:font-weight-complex="bold"/>
    </style:style>
    <style:style style:name="P6" style:family="paragraph">
      <style:text-properties fo:font-family="Arial" style:font-style-name="Normal" style:font-family-generic="swiss" style:font-pitch="variable" fo:font-size="22pt" fo:language="fr" fo:country="FR" style:font-size-asian="32pt" style:font-size-complex="32pt"/>
    </style:style>
    <style:style style:name="P7" style:family="paragraph">
      <style:text-properties fo:font-family="Arial" style:font-style-name="Normal" style:font-family-generic="swiss" style:font-pitch="variable" fo:font-size="28pt" fo:language="fr" fo:country="FR" style:font-size-asian="32pt" style:font-size-complex="32pt"/>
    </style:style>
    <style:style style:name="P8" style:family="paragraph">
      <style:paragraph-properties fo:text-align="justify" style:text-autospace="none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family="Arial" style:font-style-name="Normal" style:font-family-generic="swiss" style:font-pitch="variable" fo:font-size="20pt" fo:language="fr" fo:country="FR"/>
    </style:style>
    <style:style style:name="T4" style:family="text">
      <style:text-properties fo:font-family="Arial" style:font-style-name="Normal" style:font-family-generic="swiss" style:font-pitch="variable" fo:font-size="22pt" fo:language="fr" fo:country="FR" style:font-size-asian="22pt" style:font-size-complex="22pt"/>
    </style:style>
    <style:style style:name="T5" style:family="text">
      <style:text-properties fo:font-family="Arial" style:font-style-name="Normal" style:font-family-generic="swiss" style:font-pitch="variable" fo:font-size="22pt" fo:language="fr" fo:country="FR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family="Arial" style:font-family-generic="swiss" style:font-pitch="variable" fo:font-size="22pt" fo:language="fr" fo:country="FR" style:font-size-asian="22pt" style:font-size-complex="22pt"/>
    </style:style>
    <style:style style:name="T7" style:family="text">
      <style:text-properties fo:font-family="Arial" style:font-family-generic="swiss" style:font-pitch="variable" fo:font-size="22pt" fo:language="fr" fo:country="FR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family="Arial" style:font-style-name="Normal" style:font-family-generic="swiss" style:font-pitch="variable" fo:font-size="20pt" fo:language="fr" fo:country="FR" fo:font-style="normal" fo:font-weight="bold" style:font-family-asian="'Courier New'" style:font-family-generic-asian="modern" style:font-pitch-asian="fixed" style:font-size-asian="11pt" style:font-weight-asian="bold" style:font-family-complex="'Courier New'" style:font-family-generic-complex="modern" style:font-pitch-complex="fixed" style:font-size-complex="11pt" style:font-weight-complex="bold"/>
    </style:style>
    <style:style style:name="T9" style:family="text">
      <style:text-properties fo:font-family="Arial" style:font-style-name="Normal" style:font-family-generic="swiss" style:font-pitch="variable" fo:font-size="20pt" fo:language="fr" fo:country="FR" fo:font-style="normal" fo:font-weight="bold" style:font-size-asian="11pt" style:font-weight-asian="bold" style:font-size-complex="11pt" style:font-weight-complex="bold"/>
    </style:style>
    <style:style style:name="T10" style:family="text">
      <style:text-properties fo:font-family="Arial" style:font-style-name="Normal" style:font-family-generic="swiss" style:font-pitch="variable" fo:font-size="22pt" fo:language="fr" fo:country="FR" fo:font-style="normal" fo:font-weight="normal" style:font-size-asian="22pt" style:font-size-complex="22pt"/>
    </style:style>
    <style:style style:name="T11" style:family="text">
      <style:text-properties fo:font-family="Arial" style:font-style-name="Normal" style:font-family-generic="swiss" style:font-pitch="variable" fo:font-size="22pt" fo:language="fr" fo:country="FR" fo:font-style="normal" style:text-underline-style="solid" style:text-underline-width="auto" style:text-underline-color="font-color" fo:font-weight="normal" style:font-size-asian="22pt" style:font-size-complex="22pt"/>
    </style:style>
    <style:style style:name="T12" style:family="text">
      <style:text-properties fo:font-family="Arial" style:font-style-name="Normal" style:font-family-generic="swiss" style:font-pitch="variable" fo:font-size="22pt" fo:language="fr" fo:country="FR" fo:font-style="normal" style:text-underline-style="none" fo:font-weight="normal" style:font-size-asian="22pt" style:font-size-complex="22pt"/>
    </style:style>
    <style:style style:name="T13" style:family="text">
      <style:text-properties fo:font-size="22pt" fo:language="fr" fo:country="FR" style:font-size-asian="22pt" style:font-size-complex="22pt"/>
    </style:style>
    <style:style style:name="T14" style:family="text">
      <style:text-properties fo:color="#050505" style:text-outline="false" style:text-line-through-style="none" fo:font-family="Arial" style:font-style-name="Gras" style:font-family-generic="swiss" style:font-pitch="variable" fo:font-size="22pt" fo:language="fr" fo:country="FR" fo:font-style="normal" fo:text-shadow="none" style:text-underline-style="none" fo:font-weight="bold" style:letter-kerning="true" style:font-family-asian="'Droid Sans Fallback'" style:font-family-generic-asian="system" style:font-pitch-asian="variable" style:font-size-asian="11pt" style:font-style-asian="normal" style:font-weight-asian="bold" style:font-family-complex="'Times New Roman'" style:font-family-generic-complex="roman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family="Arial" style:font-style-name="Normal" style:font-family-generic="swiss" style:font-pitch="variable" fo:font-size="22pt" fo:language="fr" fo:country="FR" style:font-size-asian="32pt" style:font-size-complex="32pt"/>
    </style:style>
    <style:style style:name="T16" style:family="text">
      <style:text-properties fo:font-family="Arial" style:font-style-name="Normal" style:font-family-generic="swiss" style:font-pitch="variable" fo:font-size="24pt" fo:language="fr" fo:country="FR" style:font-size-asian="32pt" style:font-size-complex="32pt"/>
    </style:style>
    <style:style style:name="T17" style:family="text">
      <style:text-properties fo:font-family="Arial" style:font-style-name="Normal" style:font-family-generic="swiss" style:font-pitch="variable" fo:font-size="22pt" fo:language="fr" fo:country="FR" style:font-size-asian="22pt" style:font-family-complex="'Times New Roman'" style:font-family-generic-complex="roman" style:font-pitch-complex="variable" style:font-size-complex="22pt"/>
    </style:style>
    <style:style style:name="T18" style:family="text">
      <style:text-properties fo:font-family="Arial" style:font-style-name="Normal" style:font-family-generic="swiss" style:font-pitch="variable" fo:font-size="22pt" fo:language="fr" fo:country="FR" fo:font-weight="bold" style:font-size-asian="22pt" style:font-weight-asian="bold" style:font-family-complex="'Times New Roman'" style:font-family-generic-complex="roman" style:font-pitch-complex="variable" style:font-size-complex="22pt" style:font-weight-complex="bold"/>
    </style:style>
    <style:style style:name="T19" style:family="text">
      <style:text-properties fo:color="#050505" style:text-outline="false" style:text-line-through-style="none" fo:font-family="Arial" style:font-style-name="Normal" style:font-family-generic="swiss" style:font-pitch="variable" fo:font-size="22pt" fo:language="fr" fo:country="FR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Times New Roman'" style:font-family-generic-complex="roman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family="Arial" style:font-style-name="Normal" style:font-family-generic="swiss" style:font-pitch="variable" fo:font-size="22pt" fo:language="fr" fo:country="FR" style:font-size-asian="11pt" style:font-size-complex="11pt"/>
    </style:style>
    <style:style style:name="T21" style:family="text">
      <style:text-properties fo:font-family="Arial" style:font-style-name="Normal" style:font-family-generic="swiss" style:font-pitch="variable" fo:font-size="22pt" fo:language="fr" fo:country="FR" style:text-underline-style="solid" style:text-underline-width="auto" style:text-underline-color="font-color" style:font-size-asian="11pt" style:font-size-complex="11pt"/>
    </style:style>
    <style:style style:name="T22" style:family="text">
      <style:text-properties fo:font-family="Arial" style:font-style-name="Normal" style:font-family-generic="swiss" style:font-pitch="variable" fo:font-size="2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family="Arial" style:font-style-name="Normal" style:font-family-generic="swiss" style:font-pitch="variable"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color="#050505" style:text-outline="false" style:text-line-through-style="none" fo:font-family="Arial" style:font-style-name="Gras" style:font-family-generic="swiss" style:font-pitch="variable" fo:font-size="22pt" fo:language="fr" fo:country="FR" fo:font-style="normal" fo:text-shadow="none" style:text-underline-style="none" fo:font-weight="bold" style:letter-kerning="true" style:font-family-asian="'Droid Sans Fallback'" style:font-family-generic-asian="system" style:font-pitch-asian="variable" style:font-size-asian="11pt" style:language-asian="fr" style:country-asian="FR" style:font-style-asian="normal" style:font-weight-asian="bold" style:font-family-complex="'Times New Roman'" style:font-family-generic-complex="roman" style:font-pitch-complex="variable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style-name="Normal" style:font-family-generic="swiss" style:font-pitch="variable" fo:font-size="20pt" fo:language="fr" fo:country="FR" fo:font-style="normal" fo:font-weight="normal" style:font-size-asian="20pt" style:font-size-complex="20pt"/>
    </style:style>
    <style:style style:name="T26" style:family="text">
      <style:text-properties fo:font-family="Arial" style:font-style-name="Normal" style:font-family-generic="swiss" style:font-pitch="variable" fo:font-size="20pt" fo:language="fr" fo:country="FR" fo:font-style="normal" fo:font-weight="normal" style:font-size-asian="20pt" style:font-weight-asian="bold" style:font-size-complex="20pt" style:font-weight-complex="bold"/>
    </style:style>
    <style:style style:name="T27" style:family="text">
      <style:text-properties fo:font-family="Arial" style:font-style-name="Normal" style:font-family-generic="swiss" style:font-pitch="variable" fo:font-size="20pt" fo:language="fr" fo:country="FR" fo:font-style="normal" fo:font-weight="bold" style:font-size-asian="20pt" style:font-weight-asian="bold" style:font-size-complex="20pt" style:font-weight-complex="bold"/>
    </style:style>
    <style:style style:name="T28" style:family="text">
      <style:text-properties fo:font-family="Arial" style:font-style-name="Normal" style:font-family-generic="swiss" style:font-pitch="variable" fo:font-size="20pt" fo:language="fr" fo:country="FR" fo:font-style="normal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family="Arial" style:font-style-name="Normal" style:font-family-generic="swiss" style:font-pitch="variable" fo:font-size="24pt" fo:language="fr" fo:country="FR" fo:font-style="normal" fo:font-weight="normal" style:font-size-asian="11pt" style:font-weight-asian="bold" style:font-size-complex="11pt" style:font-weight-complex="bold"/>
    </style:style>
    <style:style style:name="T30" style:family="text">
      <style:text-properties fo:font-family="Arial" style:font-style-name="Normal" style:font-family-generic="swiss" style:font-pitch="variable" fo:font-size="22pt" fo:language="fr" fo:country="FR" style:font-size-asian="32pt" style:font-family-complex="'Times New Roman'" style:font-family-generic-complex="roman" style:font-pitch-complex="variable" style:font-size-complex="32pt"/>
    </style:style>
    <style:style style:name="T31" style:family="text">
      <style:text-properties fo:font-family="Arial" style:font-style-name="Normal" style:font-family-generic="swiss" style:font-pitch="variable" fo:font-size="22pt" fo:language="fr" fo:country="FR" fo:font-style="normal" fo:font-weight="normal" style:font-size-asian="22pt" style:font-weight-asian="bold" style:font-size-complex="22pt" style:font-weight-complex="bold"/>
    </style:style>
    <style:style style:name="T3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 xml:id="id1" draw:id="id1">
        <office:forms form:automatic-focus="false" form:apply-design-mode="false"/>
        <draw:frame presentation:style-name="pr1" draw:text-style-name="P1" draw:layer="layout" svg:width="22.041cm" svg:height="2.629cm" svg:x="4.558cm" svg:y="0.628cm" presentation:class="title" presentation:user-transformed="true">
          <draw:text-box>
            <text:p><text:span text:style-name="T1">THEME EM1 : ANALYSE STRUCTURELLE DU SECTEUR INFORMATIQUE</text:span></text:p>
          </draw:text-box>
        </draw:frame>
        <draw:frame presentation:style-name="pr2" draw:text-style-name="P1" draw:layer="layout" svg:width="21.481cm" svg:height="9.135cm" svg:x="4.558cm" svg:y="3.68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HAPITRE 1.4 LE CHOIX D'EXTERNALISER, L'ECHANGE ET LE CONTRAT</text:span></text:p>
                <text:p><text:span text:style-name="T1"/></text:p>
              </text:list-item>
              <text:list-item>
                <text:p><text:span text:style-name="T2">MOTS CLES : </text:span></text:p>
              </text:list-item>
              <text:list-item>
                <text:p><text:span text:style-name="T1">SOUS TRAITANCE ET RISQUES ASSOCIES, CHAINE DE VALEUR, STRATÉGIE D'INFOGÉRANCE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 xml:id="id2" draw:id="id2">
        <office:forms form:automatic-focus="false" form:apply-design-mode="false"/>
        <draw:frame presentation:style-name="pr1" draw:text-style-name="P1" draw:layer="layout" svg:width="22.041cm" svg:height="2.629cm" svg:x="4.558cm" svg:y="0.628cm" presentation:class="title">
          <draw:text-box>
            <text:p><text:span text:style-name="T1">Le choix d'externaliser Outsourcing, l'échange et le contrat</text:span></text:p>
          </draw:text-box>
        </draw:frame>
        <draw:frame presentation:style-name="pr2" draw:text-style-name="P4" draw:layer="layout" svg:width="22.039cm" svg:height="12cm" svg:x="4cm" svg:y="3.2cm" presentation:class="outline" presentation:user-transformed="true">
          <draw:text-box draw:corner-radius="3cm">
            <text:p><text:span text:style-name="T3"/></text:p>
            <text:p><text:span text:style-name="T4">Les entreprises peuvent choisir de « faire faire », d’externaliser plutôt que de « faire » en interne pour diverses raisons.</text:span></text:p>
            <text:p text:style-name="P3"><text:span text:style-name="T5">La chaîne de valeur</text:span><text:span text:style-name="T4"> : <text:s/>outil d’analyse interne à l’organisation, permet de :</text:span></text:p>
            <text:p><text:span text:style-name="T4"><text:s text:c="4"/></text:span><text:span text:style-name="T4">- distinguer les activités de base / des activités de soutien.</text:span></text:p>
            <text:p text:style-name="P3"><text:span text:style-name="T4"><text:s text:c="4"/></text:span><text:span text:style-name="T4">- obtenir u</text:span><text:span text:style-name="T5">n avantage compétitif</text:span><text:span text:style-name="T4">. </text:span></text:p>
            <text:p text:style-name="P3"><text:span text:style-name="T4"><text:s text:c="4"/></text:span><text:span text:style-name="T4">- évaluer </text:span><text:span text:style-name="T5">les coûts des différentes activité</text:span><text:span text:style-name="T4">s.</text:span></text:p>
            <text:p><text:span text:style-name="T4">De nombreuses activités liées à l’informatique peuvent donc être externalisées. </text:span></text:p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 xml:id="id3" draw:id="id3">
        <office:forms form:automatic-focus="false" form:apply-design-mode="false"/>
        <draw:frame presentation:style-name="pr1" draw:text-style-name="P1" draw:layer="layout" svg:width="22.041cm" svg:height="2.629cm" svg:x="4.558cm" svg:y="0.628cm" presentation:class="title">
          <draw:text-box>
            <text:p><text:span text:style-name="T1">Le choix d'externaliser Outsourcing, l'échange et le contrat</text:span></text:p>
          </draw:text-box>
        </draw:frame>
        <draw:frame presentation:style-name="pr2" draw:text-style-name="P1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<text:span text:style-name="T1">1. La sous traitance et l'externalisation</text:span></text:p>
              </text:list-item>
            </text:list>
            <text:p><text:span text:style-name="T6">La sous traitance et l'externalisation traduisent le transfert de production ou de services à un partenaire extérieur. </text:span></text:p>
            <text:p><text:span text:style-name="T6">Toutefois l'externalisation s'établit plus dans le cadre d'une </text:span><text:span text:style-name="T7">restructuration d'entreprise ou de stratégie</text:span><text:span text:style-name="T6">, alors que la sous traitance est un transfert pur et simple procédant plus du coup par coup.</text:span></text:p>
            <text:p><text:span text:style-name="T6"><text:a xlink:href="http://www.la-difference-entre.com/difference.php?id=externalisation-sous-traitance">http://www.la-difference-entre.com/difference.php?id=externalisation-sous-traitance</text:a></text:span><text:span text:style-name="T6"> </text:span></text:p>
            <text:p><text:span text:style-name="T1"/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9" xml:id="id4" draw:id="id4">
        <office:forms form:automatic-focus="false" form:apply-design-mode="false"/>
        <draw:frame presentation:style-name="pr4" draw:text-style-name="P1" draw:layer="layout" svg:width="22.041cm" svg:height="2.629cm" svg:x="4.558cm" svg:y="0.628cm" presentation:class="title">
          <draw:text-box>
            <text:p><text:span text:style-name="T1">Le choix d'externaliser Outsourcing, l'échange et le contrat</text:span></text:p>
          </draw:text-box>
        </draw:frame>
        <draw:frame presentation:style-name="pr2" draw:text-style-name="P1" draw:layer="layout" svg:width="21.481cm" svg:height="9.135cm" svg:x="4.558cm" svg:y="3.685cm" presentation:class="outline" presentation:user-transformed="true">
          <draw:text-box>
            <text:p><text:span text:style-name="T8"><text:s/></text:span><text:span text:style-name="T8">c) </text:span><text:span text:style-name="T9">Les différences sont :</text:span></text:p>
            <text:p><text:span text:style-name="T10">La sous-traitance est plutôt axée « produits »,</text:span></text:p>
            <text:p><text:span text:style-name="T10"><text:s/></text:span><text:span text:style-name="T10">l’externalisation axée «  fonction » et « ressources ».</text:span></text:p>
            <text:p><text:span text:style-name="T10"><text:s/></text:span><text:span text:style-name="T10"><text:tab/></text:span><text:span text:style-name="T10">Fonctions =&gt; diapo suivante</text:span></text:p>
            <text:p><text:span text:style-name="T10"><text:s/></text:span><text:span text:style-name="T10"><text:tab/></text:span><text:span text:style-name="T10">Ressources : ressources humaines </text:span></text:p>
            <text:p text:style-name="P3"><text:span text:style-name="T10"><text:s text:c="6"/></text:span><text:span text:style-name="T10">F et R sont transférées vers une entreprise extérieure contre un paiement de la prestation, </text:span><text:span text:style-name="T11">via un contrat.</text:span></text:p>
            <text:p text:style-name="P3"><text:span text:style-name="T11">QQOQCPC: </text:span><text:span text:style-name="T12">Qui, Quoi, Où, Quand, Comment,Pourquoi, Combien</text:span></text:p>
            <text:p><text:span text:style-name="T13"/></text:p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 xml:id="id5" draw:id="id5">
        <office:forms form:automatic-focus="false" form:apply-design-mode="false"/>
        <draw:frame presentation:style-name="pr4" draw:text-style-name="P5" draw:layer="layout" svg:width="22.041cm" svg:height="2.629cm" svg:x="4.558cm" svg:y="0.628cm" presentation:class="title">
          <draw:text-box>
            <text:p text:style-name="P3"><text:span text:style-name="T14">d) Les activités ou fonctions externalisées d’une entreprise </text:span></text:p>
          </draw:text-box>
        </draw:frame>
        <draw:frame presentation:style-name="pr2" draw:text-style-name="P6" draw:layer="layout" svg:width="21.481cm" svg:height="12.6cm" svg:x="4.558cm" svg:y="2.6cm" presentation:class="outline" presentation:user-transformed="true">
          <draw:text-box>
            <text:p><text:span text:style-name="T15"/></text:p>
            <text:p><text:span text:style-name="T16">-</text:span><text:span text:style-name="T4"> la gestion des matériels et leur maintenance ;</text:span></text:p>
            <text:p><text:span text:style-name="T4">- les activités de gestion d’un centre de calcul ;</text:span></text:p>
            <text:p><text:span text:style-name="T4">- les réseaux et les télécommunications ;</text:span></text:p>
            <text:p><text:span text:style-name="T4">- l’architecture générale et la planification des développements ;</text:span></text:p>
            <text:p><text:span text:style-name="T4">- l’intégration des nouvelles applications aux systèmes existants – l’exploitation des moyens ;</text:span></text:p>
            <text:p><text:span text:style-name="T4">- la maintenance des applications existantes ;</text:span></text:p>
            <text:p><text:span text:style-name="T4">- la conception et le développement d’applications nouvelles.</text:span></text:p>
          </draw:text-box>
        </draw:frame>
        <draw:frame draw:style-name="gr2" draw:layer="layout" svg:width="6.68cm" svg:height="0.963cm" svg:x="9.116cm" svg:y="3.012cm">
          <draw:text-box>
            <text:p>Infogérance</text:p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 xml:id="id6" draw:id="id6">
        <office:forms form:automatic-focus="false" form:apply-design-mode="false"/>
        <draw:frame presentation:style-name="pr5" draw:text-style-name="P5" draw:layer="layout" svg:width="22.041cm" svg:height="3.541cm" svg:x="4.558cm" svg:y="0.172cm" presentation:class="title" presentation:user-transformed="true">
          <draw:text-box>
            <text:p><text:span text:style-name="T14">2. Les avantages et les risques de l’externalisation </text:span><text:span text:style-name="T14"><text:line-break/></text:span><text:span text:style-name="T14"><text:line-break/></text:span><text:span text:style-name="T14">a) Les avantages <text:s/></text:span></text:p>
          </draw:text-box>
        </draw:frame>
        <draw:frame presentation:style-name="pr2" draw:text-style-name="P7" draw:layer="layout" svg:width="21.8cm" svg:height="10.6cm" svg:x="4.8cm" svg:y="4.2cm" presentation:class="outline" presentation:user-transformed="true">
          <draw:text-box draw:corner-radius="2.4cm">
            <text:p><text:span text:style-name="T16"><text:s/></text:span><text:span text:style-name="T4">Garantie de la qualité.</text:span></text:p>
            <text:p><text:span text:style-name="T4"><text:s/></text:span><text:span text:style-name="T4">Bénéficier de l’expérience et du savoir-faire du prestataire extérieur.</text:span></text:p>
            <text:p><text:span text:style-name="T4"><text:s/></text:span><text:span text:style-name="T4">Se « recentrer sur</text:span><text:span text:style-name="T5"> son cœur de métier</text:span><text:span text:style-name="T4"> » =&gt; ce pourquoi on est compétent.</text:span></text:p>
            <text:p><text:span text:style-name="T4"><text:s/></text:span><text:span text:style-name="T4">Se consacrer davantage à la recherche et l’innovation.</text:span></text:p>
            <text:p><text:span text:style-name="T4"><text:s/></text:span><text:span text:style-name="T4">Réagir plus rapidement aux modifications de l’environnement. </text:span></text:p>
            <text:p text:style-name="P3"><text:span text:style-name="T17"><text:s/></text:span><text:span text:style-name="T17">Profiter d’une baisse des coûts pour acquérir plus de <text:s/>flexibilité = réactivité. </text:span><text:span text:style-name="T18">→ </text:span><text:span text:style-name="T17"><text:s/>Facteurs de contingence</text:span></text:p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 xml:id="id7" draw:id="id7">
        <office:forms form:automatic-focus="false" form:apply-design-mode="false"/>
        <draw:frame presentation:style-name="pr1" draw:layer="layout" svg:width="22.041cm" svg:height="2.629cm" svg:x="4.558cm" svg:y="0.628cm" presentation:class="title">
          <draw:text-box>
            <text:p>Facteurs de contingence</text:p>
          </draw:text-box>
        </draw:frame>
        <draw:frame presentation:style-name="pr2" draw:layer="layout" svg:width="21.481cm" svg:height="9.135cm" svg:x="4.558cm" svg:y="3.685cm" presentation:class="outline">
          <draw:text-box>
            <text:list text:style-name="L2">
              <text:list-item>
                <text:p>Pestel → f.externes</text:p>
              </text:list-item>
              <text:list-item>
                <text:p>Style de directions → f.internes → toutes les caractéristiques de l'E → taille, pouvoir, statuts, ressources, culture de l'E</text:p>
              </text:list-item>
              <text:list-item>
                <text:p>IMC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 xml:id="id8" draw:id="id8">
        <office:forms form:automatic-focus="false" form:apply-design-mode="false"/>
        <draw:frame presentation:style-name="pr6" draw:text-style-name="P5" draw:layer="layout" svg:width="21.599cm" svg:height="5.311cm" svg:x="5cm" svg:y="-0.329cm" presentation:class="title" presentation:user-transformed="true">
          <draw:text-box>
            <text:p><text:span text:style-name="T14"><text:line-break/></text:span><text:span text:style-name="T14">2. Les avantages et les risques de l’externalisation </text:span><text:span text:style-name="T14"><text:line-break/></text:span><text:span text:style-name="T14"><text:line-break/></text:span><text:span text:style-name="T19">b) Comment obtenir ces avantages ?</text:span><text:span text:style-name="T14"><text:line-break/></text:span><text:span text:style-name="T14"><text:line-break/></text:span><text:span text:style-name="T14"/></text:p>
          </draw:text-box>
        </draw:frame>
        <draw:frame presentation:style-name="pr2" draw:text-style-name="P6" draw:layer="layout" svg:width="21cm" svg:height="11.2cm" svg:x="4.8cm" svg:y="3.4cm" presentation:class="outline" presentation:user-transformed="true">
          <draw:text-box>
            <text:p><text:span text:style-name="T15"/></text:p>
            <text:p><text:span text:style-name="T15">L’analyse de la chaîne de valeur =&gt; outil de diagnostic </text:span></text:p>
            <text:p><text:span text:style-name="T15">Permet d’identifier :</text:span></text:p>
            <text:p text:style-name="P3"><text:span text:style-name="T20">- les </text:span><text:span text:style-name="T21">activités de l’entreprise</text:span><text:span text:style-name="T20"> sources </text:span><text:span text:style-name="T21">d’avantages concurrentiels</text:span><text:span text:style-name="T20"> </text:span></text:p>
            <text:p text:style-name="P3"><text:span text:style-name="T20">- </text:span><text:span text:style-name="T15">les activités qui ne créent pas de valeur ou même celles qui détruisent de la valeur.</text:span></text:p>
            <text:p><text:span text:style-name="T22">Donc l’entreprise pourra grâce à cette analyse envisager l’externalisation ou pas.</text:span></text:p>
            <text:p><text:span text:style-name="T23">Valeur : richesses supplémentaires produites par l'E</text:span></text:p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 xml:id="id9" draw:id="id9">
        <office:forms form:automatic-focus="false" form:apply-design-mode="false"/>
        <draw:frame presentation:style-name="pr7" draw:text-style-name="P5" draw:layer="layout" svg:width="21.599cm" svg:height="7.966cm" svg:x="5cm" svg:y="-1.656cm" presentation:class="title" presentation:user-transformed="true">
          <draw:text-box>
            <text:p><text:span text:style-name="T14"><text:line-break/></text:span><text:span text:style-name="T14"><text:line-break/></text:span><text:span text:style-name="T14">2. Les avantages et les risques de l’externalisation </text:span><text:span text:style-name="T14"><text:line-break/></text:span><text:span text:style-name="T14"><text:line-break/></text:span><text:span text:style-name="T24">c) Les risques </text:span><text:span text:style-name="T24"><text:line-break/></text:span><text:span text:style-name="T14"><text:line-break/></text:span><text:span text:style-name="T14"><text:line-break/></text:span><text:span text:style-name="T14"/></text:p>
          </draw:text-box>
        </draw:frame>
        <draw:frame presentation:style-name="pr2" draw:text-style-name="P6" draw:layer="layout" svg:width="21.6cm" svg:height="10.4cm" svg:x="5.4cm" svg:y="3.8cm" presentation:class="outline" presentation:user-transformed="true">
          <draw:text-box>
            <text:p><text:span text:style-name="T25">Externaliser est une décision très stratégique : effets sur le long terme, irréversibles.</text:span></text:p>
            <text:p><text:span text:style-name="T25"><text:s/></text:span><text:span text:style-name="T25">Abandon d’un savoir-faire =&gt; <text:s/>perte du contrôle des opérations et des connaissances fondamentales.</text:span></text:p>
            <text:p><text:span text:style-name="T25">Suppression de postes car fait par l'entreprise extérieure.</text:span></text:p>
            <text:p><text:span text:style-name="T25">Perte de la confidentialité des informations car partage des infos.</text:span></text:p>
            <text:p><text:span text:style-name="T25">Risques sur la fiabilité et la pérennité du partenaire externe choisi.</text:span></text:p>
            <text:p><text:span text:style-name="T25">Dépendance par rapport au prestataire.</text:span></text:p>
            <text:p><text:span text:style-name="T26">En cas de «</text:span><text:span text:style-name="T27"> réinternalisation » (ou </text:span><text:span text:style-name="T28">backsourcing</text:span><text:span text:style-name="T27">)</text:span><text:span text:style-name="T26">, les coûts sont très élevés</text:span><text:span text:style-name="T29">.</text:span></text:p>
            <text:p text:style-name="P8"><text:span text:style-name="T30"/></text:p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 xml:id="id10" draw:id="id10">
        <office:forms form:automatic-focus="false" form:apply-design-mode="false"/>
        <draw:frame presentation:style-name="pr7" draw:text-style-name="P5" draw:layer="layout" svg:width="21.599cm" svg:height="7.966cm" svg:x="5cm" svg:y="-1.656cm" presentation:class="title" presentation:user-transformed="true">
          <draw:text-box>
            <text:p><text:span text:style-name="T14"><text:line-break/></text:span><text:span text:style-name="T14"><text:line-break/></text:span><text:span text:style-name="T14">3. Les modalités contractuelles de l’externalisation </text:span><text:span text:style-name="T14"><text:line-break/></text:span><text:span text:style-name="T14"><text:line-break/></text:span><text:span text:style-name="T24">c) Les différents degrés d'externalisation</text:span><text:span text:style-name="T24"><text:line-break/></text:span><text:span text:style-name="T14"><text:line-break/></text:span><text:span text:style-name="T14"><text:line-break/></text:span><text:span text:style-name="T14"/></text:p>
          </draw:text-box>
        </draw:frame>
        <draw:frame presentation:style-name="pr2" draw:text-style-name="P6" draw:layer="layout" svg:width="21.6cm" svg:height="10.4cm" svg:x="5.4cm" svg:y="3.8cm" presentation:class="outline" presentation:user-transformed="true">
          <draw:text-box>
            <text:p><text:span text:style-name="T26"/></text:p>
            <text:p><text:span text:style-name="T31">La forme minimale =&gt; un employé de régie : rémunéré au temps passé un ou des salariés d'un partenaire extérieur en renfort de ressources internes pour développer un projet.</text:span></text:p>
            <text:p><text:span text:style-name="T31">La forme maximale =&gt;l'E ne dispose plus d'activité de conception, de développement et de maintenance de ses systèmes d'information.</text:span></text:p>
            <text:p><text:span text:style-name="T31">La forme intermédiaire =&gt; ex : contrat d'implantation de nouveaux systèmes</text:span></text:p>
            <text:p text:style-name="P8"><text:span text:style-name="T30"/></text:p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 xml:id="id11" draw:id="id11">
        <office:forms form:automatic-focus="false" form:apply-design-mode="false"/>
        <draw:frame presentation:style-name="pr1" draw:text-style-name="P1" draw:layer="layout" svg:width="22.041cm" svg:height="2.629cm" svg:x="4.558cm" svg:y="0.628cm" presentation:class="title">
          <draw:text-box>
            <text:p><text:span text:style-name="T1">Vidéos à voir</text:span></text:p>
          </draw:text-box>
        </draw:frame>
        <draw:frame presentation:style-name="pr2" draw:text-style-name="P1" draw:layer="layout" svg:width="21.481cm" svg:height="9.135cm" svg:x="4.558cm" svg:y="3.685cm" presentation:class="outline">
          <draw:text-box>
            <text:list text:style-name="L2">
              <text:list-item>
                <text:p><text:span text:style-name="T1">Mismo infogérance : </text:span></text:p>
              </text:list-item>
              <text:list-item>
                <text:p><text:span text:style-name="T1"><text:a xlink:href="https://www.youtube.com/watch?v=hNpaIC2pGn0">https://www.youtube.com/watch?v=hNpaIC2pGn0</text:a></text:span></text:p>
              </text:list-item>
              <text:list-item>
                <text:p><text:span text:style-name="T1">Pour qui ? Pourquoi ? Les missions ? Les solutions ?</text:span></text:p>
              </text:list-item>
              <text:list-item>
                <text:p><text:span text:style-name="T1">Les prestataires : </text:span></text:p>
                <text:list>
                  <text:list-item>
                    <text:p><text:span text:style-name="T1">Digora : https://www.youtube.com/watch?v=drrYA3NYY7w</text:span></text:p>
                  </text:list-item>
                  <text:list-item>
                    <text:p><text:span text:style-name="T1">Thalès : </text:span><text:span text:style-name="T1"><text:a xlink:href="https://www.youtube.com/watch?v=0mZWPPvblMQ">https://www.youtube.com/watch?v=0mZWPPvblMQ</text:a></text:span></text:p>
                  </text:list-item>
                  <text:list-item>
                    <text:p><text:span text:style-name="T1">Sigma : https://www.youtube.com/watch?v=nLcfFlpoM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 xml:id="id12" draw:id="id12">
        <office:forms form:automatic-focus="false" form:apply-design-mode="false"/>
        <draw:frame presentation:style-name="pr1" draw:layer="layout" svg:width="22.041cm" svg:height="2.629cm" svg:x="4.558cm" svg:y="0.628cm" presentation:class="title">
          <draw:text-box>
            <text:p>Mismo infogérance</text:p>
          </draw:text-box>
        </draw:frame>
        <draw:frame presentation:style-name="pr2" draw:text-style-name="P9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 text:style-name="P9"><text:span text:style-name="T32">Pour qui ? PME/PMI sans service informatique</text:span></text:p>
              </text:list-item>
              <text:list-item>
                <text:p text:style-name="P9"><text:span text:style-name="T32">Pourquoi ?Pour obtenir des conseils sur leurs interrogations en matière de solutions et de sauvegarde des données.</text:span></text:p>
              </text:list-item>
              <text:list-item>
                <text:p text:style-name="P9"><text:span text:style-name="T32">Pour accompagner les E dans un new parc informatique.</text:span></text:p>
              </text:list-item>
              <text:list-item>
                <text:p text:style-name="P9"><text:span text:style-name="T32">Pour déterminer un coût d'un système informatique au global dans l'année</text:span></text:p>
              </text:list-item>
              <text:list-item>
                <text:p text:style-name="P9"><text:span text:style-name="T32">Les solutions ? Contrat d'information sur 30 points, permet de désigner un interlocuteur expert dans l'E avec un guichet unique.</text:span></text:p>
              </text:list-item>
              <text:list-item>
                <text:p text:style-name="P9"><text:span text:style-name="T32">Clauses du contrat : clause forfaitaire,supervision et prévoir une solution en cas de rupture de l'activité informatique. PRA : Plan de Reprise d'Activité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 xml:id="id13" draw:id="id13">
        <office:forms form:automatic-focus="false" form:apply-design-mode="false"/>
        <draw:frame presentation:style-name="pr1" draw:layer="layout" svg:width="22.041cm" svg:height="2.629cm" svg:x="4.558cm" svg:y="0.628cm" presentation:class="title">
          <draw:text-box>
            <text:p>Digora</text:p>
          </draw:text-box>
        </draw:frame>
        <draw:frame presentation:style-name="pr2" draw:layer="layout" svg:width="21.481cm" svg:height="9.135cm" svg:x="4.558cm" svg:y="3.685cm" presentation:class="outline">
          <draw:text-box>
            <text:list text:style-name="L2">
              <text:list-item>
                <text:p>Plus de souplesse à la structure informatique et + de réactivité</text:p>
              </text:list-item>
              <text:list-item>
                <text:p>3 solutions :</text:p>
              </text:list-item>
              <text:list-item>
                <text:p>Support : fournir le travail informatique</text:p>
              </text:list-item>
              <text:list-item>
                <text:p>Mannagement</text:p>
              </text:list-item>
              <text:list-item>
                <text:p>Cloud</text:p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 xml:id="id14" draw:id="id14">
        <office:forms form:automatic-focus="false" form:apply-design-mode="false"/>
        <draw:frame presentation:style-name="pr1" draw:layer="layout" svg:width="22.041cm" svg:height="2.629cm" svg:x="4.558cm" svg:y="0.628cm" presentation:class="title">
          <draw:text-box>
            <text:p>Thalès</text:p>
          </draw:text-box>
        </draw:frame>
        <draw:frame presentation:style-name="pr2" draw:layer="layout" svg:width="21.481cm" svg:height="9.135cm" svg:x="4.558cm" svg:y="3.685cm" presentation:class="outline">
          <draw:text-box>
            <text:list text:style-name="L2">
              <text:list-item>
                <text:p>Infogérance hybride</text:p>
              </text:list-item>
              <text:list-item>
                <text:p>Recherche de la meilleur option....</text:p>
              </text:list-item>
              <text:list-item>
                <text:p>Garanti du niveau de sécurité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 xml:id="id15" draw:id="id15">
        <office:forms form:automatic-focus="false" form:apply-design-mode="false"/>
        <draw:frame presentation:style-name="pr1" draw:text-style-name="P1" draw:layer="layout" svg:width="22.041cm" svg:height="2.629cm" svg:x="4.558cm" svg:y="0.628cm" presentation:class="title">
          <draw:text-box>
            <text:p><text:span text:style-name="T1">TD</text:span></text:p>
          </draw:text-box>
        </draw:frame>
        <draw:frame presentation:style-name="pr2" draw:text-style-name="P1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<text:span text:style-name="T2">Lire le texte suivant : </text:span></text:p>
              </text:list-item>
              <text:list-item>
                <text:p><text:span text:style-name="T1"><text:a xlink:href="http://www.usine-digitale.fr/article/veolia-eau-migre-son-informatique-sur-un-datacenter-virtuel.N338479">http://www.usine-digitale.fr/article/veolia-eau-migre-son-informatique-sur-un-datacenter-virtuel.N338479</text:a></text:span></text:p>
              </text:list-item>
              <text:list-item>
                <text:p><text:span text:style-name="T1">http://www.usine-digitale.fr/article/veolia-eau-migre-son-informatique-sur-un-datacenter-virtuel.N338479</text:span></text:p>
              </text:list-item>
              <text:list-item>
                <text:p><text:span text:style-name="T2">Pourquoi Véolia s'oriente vers l'infogérance ?</text:span></text:p>
              </text:list-item>
              <text:list-item>
                <text:p><text:span text:style-name="T2">Quel est le modèle adopté ?</text:span></text:p>
              </text:list-item>
              <text:list-item>
                <text:p><text:span text:style-name="T2">Quelle méthode lui a permis d'adopter la solution choisie ?</text:span></text:p>
              </text:list-item>
              <text:list-item>
                <text:p><text:span text:style-name="T2">Quels sont les facteurs de contingence que vous pouvez identifier ?</text:span></text:p>
              </text:list-item>
              <text:list-item>
                <text:p><text:span text:style-name="T1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47cm" svg:height="11.136cm" svg:x="0.62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623cm" fo:margin-bottom="0.623cm" fo:line-height="115%" fo:text-align="start" fo:text-indent="0cm" style:text-autospace="ideograph-alpha"/>
      <style:text-properties fo:font-family="Calibri" style:font-family-generic="swiss" style:font-pitch="variable" fo:font-size="10pt" fo:language="en" fo:country="US" style:font-family-asian="Calibri" style:font-family-generic-asian="swiss" style:font-pitch-asian="variable" style:font-size-asian="10pt" style:language-asian="en" style:country-asian="US" style:font-family-complex="Calibri" style:font-family-generic-complex="swiss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graphic">
      <style:paragraph-properties fo:margin-left="0cm" fo:margin-right="0cm" fo:text-align="start" fo:text-indent="0cm" style:text-autospace="none"/>
      <style:text-properties fo:color="#000000"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2.629cm" svg:x="4.558cm" svg:y="0.628cm" presentation:class="title" presentation:placeholder="true">
        <draw:text-box/>
      </draw:frame>
      <draw:frame presentation:style-name="DNA-outline1" draw:layer="backgroundobjects" svg:width="21.481cm" svg:height="9.135cm" svg:x="4.558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7T16:02:46.35</meta:creation-date>
    <meta:editing-duration>P0D</meta:editing-duration>
    <meta:editing-cycles>1</meta:editing-cycles>
    <meta:generator>OpenOffice/4.1.1$Win32 OpenOffice.org_project/411m6$Build-9775</meta:generator>
    <dc:title>DNA</dc:title>
    <meta:print-date>2015-11-04T10:52:07.373000000</meta:print-date>
    <meta:document-statistic meta:object-count="83"/>
  </office:meta>
</office:document-meta>
</file>